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934" officeooo:paragraph-rsid="0012c93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_2293166297"/>Processo de acordar em Portugol:<text:bookmark-end text:name="__DdeLink__5_2293166297"/></text:p>
      <text:p text:style-name="Standard"/>
      <text:p text:style-name="Standard">INICIO</text:p>
      <text:p text:style-name="Standard"/>
      <text:p text:style-name="Standard">// Define a variável "abriuOlho" <text:bookmark-start text:name="__DdeLink__3_2293166297"/>c<text:bookmark-end text:name="__DdeLink__3_2293166297"/>omo falso</text:p>
      <text:p text:style-name="Standard">VAR abriuOlho = FALSO</text:p>
      <text:p text:style-name="Standard"/>
      <text:p text:style-name="Standard">// Enquanto a variável "abriuOlho" for falsa</text:p>
      <text:p text:style-name="Standard">ENQUANTO (abriuOlho = FALSO) FAÇA</text:p>
      <text:p text:style-name="Standard"><text:s text:c="4"/>// Toca o alarme</text:p>
      <text:p text:style-name="Standard"><text:s text:c="4"/>TOCAR_ALARME</text:p>
      <text:p text:style-name="Standard"/>
      <text:p text:style-name="Standard"><text:s text:c="4"/>// Espera 10 segundos</text:p>
      <text:p text:style-name="Standard"><text:s text:c="4"/>ESPERAR(10)</text:p>
      <text:p text:style-name="Standard"/>
      <text:p text:style-name="Standard"><text:s text:c="4"/>// Se a pessoa abriu o olho</text:p>
      <text:p text:style-name="Standard"><text:s text:c="4"/>SE (ABRIU_OLHO) ENTÃO</text:p>
      <text:p text:style-name="Standard"><text:s text:c="8"/>// Altera o valor da variável "abriuOlho" para verdadeiro</text:p>
      <text:p text:style-name="Standard"><text:s text:c="8"/>abriuOlho = VERDADEIRO</text:p>
      <text:p text:style-name="Standard"><text:s text:c="4"/>FIM_SE</text:p>
      <text:p text:style-name="Standard">FIM_ENQUANTO</text:p>
      <text:p text:style-name="Standard"/>
      <text:p text:style-name="Standard">// Se a pessoa não abriu o olho após o alarme tocar por 10 vezes</text:p>
      <text:p text:style-name="Standard">SE (abriuOlho = FALSO) ENTÃO</text:p>
      <text:p text:style-name="Standard"><text:s text:c="4"/>// Toca o alarme mais alto</text:p>
      <text:p text:style-name="Standard"><text:s text:c="4"/>TOCAR_ALARME_MAIS_ALTO</text:p>
      <text:p text:style-name="Standard">FIM_SE</text:p>
      <text:p text:style-name="Standard"/>
      <text:p text:style-name="Standard">// A pessoa acordou</text:p>
      <text:p text:style-name="Standard">ESCREVER("Acordou!")</text:p>
      <text:p text:style-name="Standard"/>
      <text:p text:style-name="Standard">FIM</text:p>
      <text:p text:style-name="Standard"/>
      <text:p text:style-name="Standard"/>
      <text:p text:style-name="P1">Processo de acordar passo a passo:</text:p>
      <text:p text:style-name="Standard"/>
      <text:p text:style-name="Standard">Configurar o alarme: Antes de dormir, é necessário configurar o alarme para que ele toque na hora desejada. Isso pode ser feito em relógios digitais, smartphones ou outros dispositivos que possuam uma função de alarme.</text:p>
      <text:p text:style-name="Standard"/>
      <text:p text:style-name="Standard">Dormir: Depois de configurar o alarme, é hora de dormir. É importante ter uma boa noite de sono para estar descansado e preparado para o dia seguinte.</text:p>
      <text:p text:style-name="Standard"/>
      <text:p text:style-name="Standard">Toque do alarme: Na hora configurada, o alarme irá tocar, interrompendo o sono.</text:p>
      <text:p text:style-name="Standard"/>
      <text:p text:style-name="Standard">Abrir os olhos: Ao ouvir o alarme, é importante abrir os olhos para começar o processo de acordar.</text:p>
      <text:p text:style-name="Standard"/>
      <text:p text:style-name="Standard">Desligar o alarme: Depois de abrir os olhos, é necessário desligar o alarme para que ele pare de tocar.</text:p>
      <text:p text:style-name="Standard"/>
      <text:p text:style-name="Standard">Esticar o corpo: Depois de desligar o alarme, é importante esticar o corpo para liberar a tensão acumulada durante a noite.</text:p>
      <text:p text:style-name="Standard"><text:soft-page-break/></text:p>
      <text:p text:style-name="Standard">Tomar banho: Tomar um banho pode ajudar a acordar, pois a água quente pode ajudar a estimular o corpo e a mente.</text:p>
      <text:p text:style-name="Standard"/>
      <text:p text:style-name="Standard">Se vestir: Depois de tomar banho, é hora de se vestir para começar o dia.</text:p>
      <text:p text:style-name="Standard"/>
      <text:p text:style-name="Standard">Tomar café da manhã: O café da manhã é uma refeição importante que ajuda a dar energia para o dia.</text:p>
      <text:p text:style-name="Standard"/>
      <text:p text:style-name="Standard">Começar o dia: Depois de seguir todos os passos, a pessoa está pronta para começar o dia, com o corpo e a mente descansados e prepar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09T06:42:09.965505525</meta:creation-date>
    <dc:date>2023-02-09T06:47:18.632692079</dc:date>
    <meta:editing-duration>PT5M9S</meta:editing-duration>
    <meta:editing-cycles>1</meta:editing-cycles>
    <meta:document-statistic meta:table-count="0" meta:image-count="0" meta:object-count="0" meta:page-count="2" meta:paragraph-count="35" meta:word-count="319" meta:character-count="1849" meta:non-whitespace-character-count="1513"/>
    <meta:generator>LibreOffice/7.0.4.2$Linux_X86_64 LibreOffice_project/00$Build-2</meta:generator>
  </office:meta>
</office:document-meta>
</file>